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text-indent="0in" style:auto-text-indent="false"/>
      <style:text-properties style:font-name="Liberation Sans1" fo:font-size="24pt" fo:font-weight="bold" style:font-size-asian="10.5pt"/>
    </style:style>
    <style:style style:name="P3" style:family="paragraph" style:parent-style-name="Standard">
      <style:paragraph-properties fo:margin-left="0in" fo:margin-right="0in" fo:text-indent="0in" style:auto-text-indent="false"/>
      <style:text-properties style:font-name="Liberation Sans1" style:font-size-asian="10.5pt"/>
    </style:style>
    <style:style style:name="P4" style:family="paragraph" style:parent-style-name="Standard">
      <style:paragraph-properties fo:margin-left="0in" fo:margin-right="0in" fo:text-indent="0in" style:auto-text-indent="false"/>
      <style:text-properties fo:color="#000000" style:font-name="Liberation Sans1" fo:font-size="18pt" fo:font-weight="bold" fo:background-color="transparent" style:font-size-asian="10.5pt"/>
    </style:style>
    <style:style style:name="P5" style:family="paragraph" style:parent-style-name="Standard">
      <style:paragraph-properties fo:margin-left="0in" fo:margin-right="0in" fo:text-indent="0in" style:auto-text-indent="false"/>
      <style:text-properties fo:color="#000000" style:font-name="Liberation Sans1" fo:font-size="16pt" fo:font-weight="bold" fo:background-color="transparent" style:font-size-asian="10.5pt" style:font-weight-asian="bold" style:font-weight-complex="bold"/>
    </style:style>
    <style:style style:name="P6" style:family="paragraph" style:parent-style-name="Standard">
      <style:paragraph-properties fo:margin-left="0in" fo:margin-right="0in" fo:text-indent="0in" style:auto-text-indent="false"/>
      <style:text-properties fo:color="#000000" style:font-name="Liberation Sans1" fo:font-size="14pt" fo:font-weight="normal" fo:background-color="transparent" style:font-size-asian="10.5pt" style:font-weight-asian="normal" style:font-weight-complex="normal"/>
    </style:style>
    <style:style style:name="P7" style:family="paragraph" style:parent-style-name="Standard">
      <style:paragraph-properties fo:margin-left="0in" fo:margin-right="0in" fo:text-indent="0in" style:auto-text-indent="false"/>
      <style:text-properties fo:color="#4c4c4c" style:font-name="Liberation Sans1" fo:font-size="16pt" fo:font-weight="bold" fo:background-color="transparent" style:font-size-asian="10.5pt"/>
    </style:style>
    <style:style style:name="P8"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style>
    <style:style style:name="P9"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font-weight-asian="bold" style:font-weight-complex="bold"/>
    </style:style>
    <style:style style:name="P10" style:family="paragraph" style:parent-style-name="Standard">
      <style:paragraph-properties fo:margin-left="0in" fo:margin-right="0in" fo:text-indent="0in" style:auto-text-indent="false"/>
      <style:text-properties style:text-position="0% 100%" style:font-name="Liberation Sans1" fo:font-size="12pt" fo:font-weight="normal" fo:background-color="transparent" style:font-size-asian="10.5pt" style:font-weight-asian="normal" style:font-weight-complex="normal"/>
    </style:style>
    <style:style style:name="P11" style:family="paragraph" style:parent-style-name="Standard" style:master-page-name="">
      <style:paragraph-properties fo:margin-left="0in" fo:margin-right="0in" fo:text-indent="0in" style:auto-text-indent="false" style:page-number="auto">
        <style:tab-stops/>
      </style:paragraph-properties>
      <style:text-properties style:font-name="Liberation Sans1" fo:font-size="26pt" fo:font-weight="bold" style:font-size-asian="10.5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normal" style:font-size-asian="10pt" style:font-weight-asian="normal" style:font-size-complex="10pt"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RD_2f_SDD_20_-_20_Heading_20_2">
      <style:text-properties fo:font-weight="normal" style:font-weight-asian="normal" style:font-weight-complex="normal"/>
    </style:style>
    <style:style style:name="P16" style:family="paragraph" style:parent-style-name="SRD_2f_SDD_20_-_20_Heading_20_1">
      <style:paragraph-properties fo:break-before="page"/>
    </style:style>
    <style:style style:name="P17" style:family="paragraph" style:parent-style-name="SRD_2f_SDD_20_-_20_Heading_20_1">
      <style:text-properties fo:font-weight="bold" style:font-weight-asian="bold"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Standard" style:master-page-name="First_20_Page">
      <style:paragraph-properties fo:margin-left="0in" fo:margin-right="0in" fo:text-indent="0in" style:auto-text-indent="false" style:page-number="auto"/>
      <style:text-properties style:font-name="Liberation Sans1" fo:font-size="24pt" fo:font-weight="bold" style:font-size-asian="10.5pt"/>
    </style:style>
    <style:style style:name="P20"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font-weight-asian="bold" style:font-weight-complex="bold"/>
    </style:style>
    <style:style style:name="P21" style:family="paragraph" style:parent-style-name="Standard" style:list-style-name="L2"/>
    <style:style style:name="P22" style:family="paragraph" style:parent-style-name="Standard">
      <style:text-properties fo:font-weight="normal" style:font-weight-asian="normal" style:font-weight-complex="normal"/>
    </style:style>
    <style:style style:name="P23" style:family="paragraph" style:parent-style-name="Standard" style:list-style-name="L1">
      <style:paragraph-properties fo:margin-top="0in" fo:margin-bottom="0in"/>
      <style:text-properties fo:font-weight="normal" style:font-weight-asian="normal" style:font-weight-complex="normal"/>
    </style:style>
    <style:style style:name="P24" style:family="paragraph" style:parent-style-name="Text_20_body" style:list-style-name="L1">
      <style:paragraph-properties fo:margin-top="0in" fo:margin-bottom="0in"/>
      <style:text-properties fo:font-weight="normal" style:font-weight-asian="normal" style:font-weight-complex="normal"/>
    </style:style>
    <style:style style:name="P25" style:family="paragraph" style:parent-style-name="Text_20_body" style:list-style-name="L1">
      <style:paragraph-properties fo:margin-top="0in" fo:margin-bottom="0in"/>
    </style:style>
    <style:style style:name="P26" style:family="paragraph" style:parent-style-name="SRD_2f_SDD_20_-_20_Heading_20_1" style:list-style-name=""/>
    <style:style style:name="P27" style:family="paragraph" style:parent-style-name="SRD_2f_SDD_20_-_20_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2"/>
      <text:p text:style-name="P2"/>
      <text:p text:style-name="P11"><text:tab/>Steam Framework</text:p>
      <text:p text:style-name="P2"/>
      <text:p text:style-name="P2"/>
      <text:p text:style-name="P2"/>
      <text:p text:style-name="P2"/>
      <text:p text:style-name="P3"/>
      <text:p text:style-name="P3"/>
      <text:p text:style-name="P3"/>
      <text:p text:style-name="P4"><text:tab/>Software Design Description</text:p>
      <text:p text:style-name="P7"/>
      <text:p text:style-name="P7"/>
      <text:p text:style-name="P5"><text:tab/>Shaddy Zeineddine</text:p>
      <text:p text:style-name="P6"><text:tab/>December 2010</text:p>
      <text:h text:style-name="P16" text:outline-level="1"><text:tab/>CONTENTS</text:h>
      <text:p text:style-name="P8">1<text:tab/>INTRODUCTION</text:p>
      <text:p text:style-name="P10">1.1<text:tab/><text:span text:style-name="T1">P</text:span>urpose</text:p>
      <text:p text:style-name="P10">1.2<text:tab/><text:span text:style-name="T1">S</text:span>cope</text:p>
      <text:p text:style-name="P10">1.3<text:tab/><text:span text:style-name="T1">R</text:span>eferences</text:p>
      <text:p text:style-name="P10">1.4<text:tab/><text:span text:style-name="T1">A</text:span>cronyms and definitions</text:p>
      <text:p text:style-name="P10"/>
      <text:p text:style-name="P9">2<text:tab/>DESIGN CONSIDERATIONS</text:p>
      <text:p text:style-name="P10">2.1<text:tab/><text:span text:style-name="T1">G</text:span>oals</text:p>
      <text:p text:style-name="P10">2.2<text:tab/><text:span text:style-name="T1">A</text:span>ssumptions and dependencies</text:p>
      <text:p text:style-name="P10">2.3<text:tab/><text:span text:style-name="T1">G</text:span>eneral constraints</text:p>
      <text:p text:style-name="P10">2.4<text:tab/><text:span text:style-name="T1">D</text:span>evelopment methods</text:p>
      <text:p text:style-name="P10"/>
      <text:p text:style-name="P9">3<text:tab/>ARCHITECTURAL STRATEGIES</text:p>
      <text:p text:style-name="P9"><text:span text:style-name="T2">3.1</text:span><text:tab/>A<text:span text:style-name="T2">rchitectural pattern</text:span></text:p>
      <text:p text:style-name="P9"><text:span text:style-name="T2">3.2<text:tab/></text:span>A<text:span text:style-name="T2">pplication programming interfaces</text:span></text:p>
      <text:p text:style-name="P9"><text:span text:style-name="T2">3.3<text:tab/></text:span>D<text:span text:style-name="T2">elegated functionality</text:span></text:p>
      <text:p text:style-name="P9"><text:span text:style-name="T2">3.4<text:tab/></text:span>P<text:span text:style-name="T2">hases of development</text:span></text:p>
      <text:p text:style-name="P10"/>
      <text:p text:style-name="P9">4<text:tab/>SYSTEM ARCHITECTURE</text:p>
      <text:p text:style-name="P10"><text:tab/>...</text:p>
      <text:p text:style-name="P9"/>
      <text:p text:style-name="P10"><text:tab/>...</text:p>
      <text:p text:style-name="P9"/>
      <text:p text:style-name="P9">6<text:tab/>DETAILED SYSTEM DESIGN</text:p>
      <text:p text:style-name="P10"><text:tab/>...</text:p>
      <text:p text:style-name="P9"/>
      <text:p text:style-name="P9">7<text:tab/>GLOSSARY</text:p>
      <text:h text:style-name="P16" text:outline-level="1">1<text:tab/>INTRODUCTION</text:h>
      <text:p text:style-name="SRD_2f_SDD_20_-_20_Heading_20_2"><text:span text:style-name="T2">1.1<text:tab/></text:span><text:span text:style-name="T1">O</text:span><text:span text:style-name="T2">verview</text:span></text:p>
      <text:p text:style-name="P14"/>
      <text:p text:style-name="P14">Steam is a web application framework with the intent of reducing the work required to develop web applications by providing flexible yet efficient implementations of common subsystems.</text:p>
      <text:p text:style-name="P14"/>
      <text:p text:style-name="SRD_2f_SDD_20_-_20_Heading_20_2"><text:span text:style-name="T2">1.2<text:tab/></text:span><text:span text:style-name="T1">P</text:span><text:span text:style-name="T2">urpose</text:span></text:p>
      <text:p text:style-name="P15"/>
      <text:p text:style-name="P14">This document describes the overall design of Steam Framework and each of its subsystems with complete details of their operation and the available application programming interfaces. This document also discusses the leveraging of standards and best practices associated with web applications.</text:p>
      <text:p text:style-name="P14"/>
      <text:p text:style-name="SRD_2f_SDD_20_-_20_Heading_20_2"><text:span text:style-name="T2">1.3<text:tab/></text:span><text:span text:style-name="T1">S</text:span><text:span text:style-name="T2">cope</text:span></text:p>
      <text:p text:style-name="P14"/>
      <text:p text:style-name="P14">This document is for use by people associated with web applications to understand the systems and methods employed by Steam. Technology directors will use this document to determine if Steam will satisfy their requirements. Web application developers will use this document to understand how to use Steam to develop their web applications.</text:p>
      <text:p text:style-name="P15"/>
      <text:p text:style-name="SRD_2f_SDD_20_-_20_Heading_20_2"><text:span text:style-name="T2">1.4<text:tab/></text:span><text:span text:style-name="T1">R</text:span><text:span text:style-name="T2">eferences</text:span></text:p>
      <text:p text:style-name="P15"/>
      <text:p text:style-name="P14">This document references information which can be found in the following sources:</text:p>
      <text:p text:style-name="P14"/>
      <text:p text:style-name="P13">Zend Framework Reference Guide</text:p>
      <text:p text:style-name="Standard"><text:a xlink:type="simple" xlink:href="http://framework.zend.com/manual/en/"><text:span text:style-name="T3">http://framework.zend.com/manual/en/</text:span></text:a></text:p>
      <text:p text:style-name="P13"/>
      <text:p text:style-name="P13">Hypertext Transfer Protocol – HTTP/1.1, RFC 2616</text:p>
      <text:p text:style-name="Standard"><text:a xlink:type="simple" xlink:href="http://tools.ietf.org/html/rfc2616"><text:span text:style-name="T3">http://tools.ietf.org/html/rfc2616</text:span></text:a></text:p>
      <text:p text:style-name="P13"/>
      <text:p text:style-name="P12">Architectural Styles and the Design of Network-based Software Architectures</text:p>
      <text:p text:style-name="Standard"><text:a xlink:type="simple" xlink:href="http://www.ics.uci.edu/~fielding/pubs/dissertation/top.htm"><text:span text:style-name="T3">http://www.ics.uci.edu/~fielding/pubs/dissertation/top.htm</text:span></text:a></text:p>
      <text:p text:style-name="P13"><text:line-break/>Representational State Transfer</text:p>
      <text:p text:style-name="Standard"><text:a xlink:type="simple" xlink:href="http://en.wikipedia.org/wiki/Representational_State_Transfer"><text:span text:style-name="T3">http://en.wikipedia.org/wiki/Representational_State_Transfer</text:span></text:a><text:span text:style-name="T3"><text:line-break/></text:span></text:p>
      <text:p text:style-name="P13">Apache HTTP Server Version 2.2</text:p>
      <text:p text:style-name="Standard"><text:a xlink:type="simple" xlink:href="http://httpd.apache.org/docs/current/"><text:span text:style-name="T3">http://httpd.apache.org/docs/current/</text:span></text:a><text:span text:style-name="T3"><text:line-break/></text:span></text:p>
      <text:p text:style-name="P13">PHP Manual</text:p>
      <text:p text:style-name="Standard"><text:a xlink:type="simple" xlink:href="http://www.php.net/manual/en/"><text:span text:style-name="T3">http://www.php.net/manual/en/</text:span></text:a><text:span text:style-name="T3"><text:line-break/></text:span></text:p>
      <text:p text:style-name="P13">Web Performance Best Practices</text:p>
      <text:p text:style-name="Standard"><text:a xlink:type="simple" xlink:href="http://code.google.com/speed/page-speed/docs/rules_intro.html"><text:span text:style-name="T3">http://code.google.com/speed/page-speed/docs/rules_intro.html</text:span></text:a></text:p>
      <text:p text:style-name="SRD_2f_SDD_20_-_20_Heading_20_2"><text:soft-page-break/>1.5<text:tab/><text:span text:style-name="T1">A</text:span><text:span text:style-name="T2">cronyms and definitions</text:span></text:p>
      <text:p text:style-name="P14"/>
      <text:p text:style-name="P14">Action<text:tab/><text:tab/><text:tab/>Actions receive user input and make modifications to models</text:p>
      <text:p text:style-name="P14">Block<text:tab/><text:tab/><text:tab/>A block is a </text:p>
      <text:p text:style-name="P14">HTTP<text:tab/><text:tab/><text:tab/>Hypertext Transfer Protocol</text:p>
      <text:p text:style-name="P14">LAMP<text:tab/><text:tab/><text:tab/>Linux+Apache+MySQL+PHP</text:p>
      <text:p text:style-name="P14">MVC<text:tab/><text:tab/><text:tab/>Model-View-Controller architectural pattern</text:p>
      <text:p text:style-name="P14">Model</text:p>
      <text:p text:style-name="P14">Resource</text:p>
      <text:p text:style-name="P14">REST<text:tab/><text:tab/><text:tab/>Representational State Transfer</text:p>
      <text:p text:style-name="P14">SQL<text:tab/><text:tab/><text:tab/>Structured Query Language</text:p>
      <text:p text:style-name="P14">Static Resource</text:p>
      <text:p text:style-name="P14">Steam</text:p>
      <text:p text:style-name="P14">Template</text:p>
      <text:p text:style-name="P14">View</text:p>
      <text:p text:style-name="P14">Widget</text:p>
      <text:p text:style-name="P14"/>
      <text:p text:style-name="P14"/>
      <text:h text:style-name="P17" text:outline-level="1">2<text:tab/>DESIGN CONSIDERATIONS</text:h>
      <text:p text:style-name="SRD_2f_SDD_20_-_20_Heading_20_2"><text:span text:style-name="T2">2.1<text:tab/></text:span>G<text:span text:style-name="T2">oals</text:span></text:p>
      <text:p text:style-name="P15"/>
      <text:p text:style-name="P18">The goals of Steam are as follow<text:bookmark-start text:name="__DdeLink__386_74156957"/>s:</text:p>
      <text:list xml:id="list1350926177" text:style-name="L1">
        <text:list-item>
          <text:p text:style-name="P24">Facilitate the rapid developmen<text:bookmark-end text:name="__DdeLink__386_74156957"/>t of PHP applications</text:p>
        </text:list-item>
        <text:list-item>
          <text:p text:style-name="P25">Introduce the least number of restrictions to developers</text:p>
        </text:list-item>
        <text:list-item>
          <text:p text:style-name="P25">Provide the flexibility to support complex, high-traffic web applications</text:p>
        </text:list-item>
        <text:list-item>
          <text:p text:style-name="P25">Incorporate existing projects to reduce learning curve and increase reliability</text:p>
        </text:list-item>
        <text:list-item>
          <text:p text:style-name="P25">Accomplish the goals with the least amount of new code</text:p>
        </text:list-item>
      </text:list>
      <text:p text:style-name="Text_20_body"/>
      <text:p text:style-name="P15">2.2<text:tab/><text:span text:style-name="T1">A</text:span>ssumptions and dependencies</text:p>
      <text:p text:style-name="Standard"/>
      <text:p text:style-name="Standard">The most common web server is the Apache HTTP server with close to 60% of the market share (Netcraft 2010). The most popular server-side scripting language is PHP with about 75% of the market share (W3Techs.com 2010). Also, the most common operating system running both Apache and PHP belong to the Linux family. These three technologies are often coupled with the MySQL database server to form the LAMP environment. Developing Steam to operate in a LAMP environment ensures it can be used in the majority of server environments while reducing the difficulty of maintaining cross-platform compatibility. It also ensures Steam can be fully utilized by users relying on purely free, open source software which means it can maximize utility and maintain minimum obstacles to development.</text:p>
      <text:p text:style-name="Standard"/>
      <text:p text:style-name="Standard"><text:soft-page-break/>In order to maintain a very efficient core and avoid interoperability issues, Steam does not itself depend on the existence of a database server. This allows users to choose their own data management system or not use one at all. Taking these considerations into account, it was decided to build steam using the following components:</text:p>
      <text:list xml:id="list889291988" text:continue-numbering="true" text:style-name="L1">
        <text:list-header>
          <text:p text:style-name="P23"/>
        </text:list-header>
      </text:list>
      <text:list xml:id="list2129846644" text:style-name="L2">
        <text:list-item>
          <text:p text:style-name="P21">GNU+Linux Operating System</text:p>
        </text:list-item>
        <text:list-item>
          <text:p text:style-name="P21">Apache HTTP Server (+mod_rewrite)</text:p>
        </text:list-item>
        <text:list-item>
          <text:p text:style-name="P21">PHP Programming Language (apache module)</text:p>
        </text:list-item>
        <text:list-item>
          <text:p text:style-name="P21">Zend Framework (library only)</text:p>
        </text:list-item>
      </text:list>
      <text:p text:style-name="Standard"/>
      <text:p text:style-name="P15">2.3<text:tab/><text:span text:style-name="T1">G</text:span>eneral constraints</text:p>
      <text:p text:style-name="Standard"/>
      <text:p text:style-name="Standard">PHP comes standard with many built-in extensions, but not all of them are available by default. Some optional extensions are widely used, such as the MySQL and MySQLi extensions, and it would not be unreasonable to make use of them. However, depending on any non-standard extension reduces Steam's portability. <text:span text:style-name="T2">Therefore, Steam shall not require the use of any non-standard extension</text:span>.</text:p>
      <text:p text:style-name="Standard"/>
      <text:p text:style-name="P15">2.4<text:tab/><text:span text:style-name="T1">D</text:span>evelopment methods</text:p>
      <text:p text:style-name="Standard"/>
      <text:p text:style-name="Standard">The purpose of frameworks is to reduce the amount of time and effort required to develop software. The challenge lies in providing useful, uncomplicated features which can be bypassed or whose behavior can be easily modified by users. If a feature is too flexible, it can be useful in many circumstances, but complicated to configure; likewise, if it is too simple, it may rarely be useful. In order to achieve a good balance of flexibility and ease-of-use in reusable components like those found in frameworks, it is very helpful to use it in a real project. The project organically identifies requirements from the framework, and the necessary functionality is implemented in the framework. Often, the functionality can be achieved using an existing facility. If this is the case, no new code is required, but additional documentation may be necessary to explain how to achieve the desired result. Other times only small modifications are needed. Typically, the smallest modification is a preferred solution. However, if a component undergoes many revisions, refactoring may yield a more effective solution. Changes are made frequently and with little regard to backward compatibility in order to satisfy ever evolving requirements introduced by applications built using Steam. This method can be described in more common terms as agile development.</text:p>
      <text:p text:style-name="Standard"/>
      <text:p text:style-name="Standard"/>
      <text:h text:style-name="P26" text:outline-level="1">2<text:tab/>ARCHITECTURAL STRATEGIES</text:h>
      <text:p text:style-name="P15">3.1<text:tab/><text:span text:style-name="T1">A</text:span>rchitectural pattern</text:p>
      <text:p text:style-name="P15"/>
      <text:p text:style-name="P15">The web lends itself best to the model-view-controller (MVC) architectural <text:soft-page-break/>pattern. This is due to the way in which HTTP is designed. In HTTP, a client requests a resource from a server which is typically represented by a hypertext document. The client then renders a visual representation using the document. The hypertext document corresponds to a view in the MVC architecture. The content of the document consists of data which correspond to models, and form action handlers are correspond to controllers. Therefore, applying an MVC architectural pattern to web applications feels very natural. For this reason, it is the most prevalent pattern used for web applications.</text:p>
      <text:p text:style-name="P15"/>
      <text:p text:style-name="P15"/>
      <text:p text:style-name="P15">3.2<text:tab/><text:span text:style-name="T1">A</text:span>pplication programming interfaces</text:p>
      <text:p text:style-name="P15"/>
      <text:p text:style-name="P15">The primary method in which a user will develop with Steam is through its native PHP interface. However, modern web applications heavily depend on AJAX to enhance their user interfaces. Therefore, a javascript API is necessary to facilitate this trend. Finally, sometimes it is necessary for two separate applications to pass data to each other. Rather than forcing communication to </text:p>
      <text:p text:style-name="P15"/>
      <text:p text:style-name="P15">3.3<text:tab/><text:span text:style-name="T1">D</text:span>elegated functionality</text:p>
      <text:p text:style-name="P15">3.4<text:tab/><text:span text:style-name="T1">P</text:span>hases of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RD_2f_SDD_20_-_20_Heading_20_1" style:display-name="SRD/SDD - Heading 1" style:family="paragraph" style:parent-style-name="Standard" style:default-outline-level="1" style:list-style-name="" style:class="text" style:master-page-name="">
      <style:paragraph-properties fo:margin-left="0in" fo:margin-right="0in" fo:margin-top="0in" fo:margin-bottom="0.15in" fo:text-indent="0in" style:auto-text-indent="false" style:page-number="auto" fo:background-color="transparent" fo:padding="0in" fo:border="none" style:shadow="none">
        <style:tab-stops/>
        <style:background-image/>
      </style:paragraph-properties>
      <style:text-properties style:text-position="0% 100%" style:font-name="Liberation Sans1" fo:font-size="18pt" fo:font-weight="bold" fo:background-color="transparent"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ext-properties fo:font-size="115%" fo:font-weight="bold" style:font-size-asian="115%" style:font-weight-asian="bold" style:font-size-complex="115%" style:font-weight-complex="bold"/>
    </style:style>
    <style:style style:name="SRD_2f_SDD_20_-_20_Heading_20_2" style:display-name="SRD/SDD - Heading 2" style:family="paragraph" style:parent-style-name="Standard" style:list-style-name="" style:class="text">
      <style:text-properties fo:font-size="14pt" fo:font-weight="bold" style:font-size-asian="10.5pt" style:font-weight-asian="bold" style:font-weight-complex="bold"/>
    </style:style>
    <style:style style:name="Header"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team Framework<text:tab/><text:tab/>Software Design Description</text:p>
      </style:header>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ddy Zeineddine</meta:initial-creator>
    <meta:creation-date>2010-12-19T20:56:52</meta:creation-date>
    <dc:date>2010-12-27T16:54:48</dc:date>
    <dc:creator>Shaddy Zeineddine</dc:creator>
    <meta:editing-duration>PT21H17M46S</meta:editing-duration>
    <meta:editing-cycles>94</meta:editing-cycles>
    <meta:generator>OpenOffice.org/3.2$Unix OpenOffice.org_project/320m12$Build-9483</meta:generator>
    <meta:printed-by>Shaddy Zeineddine</meta:printed-by>
    <meta:print-date>2010-12-20T19:08:20</meta:print-date>
    <meta:document-statistic meta:table-count="0" meta:image-count="0" meta:object-count="0" meta:page-count="6" meta:paragraph-count="91" meta:word-count="1025" meta:character-count="7047"/>
  </office:meta>
</office:document-meta>
</file>